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C000002BC1833F112.png"/>
  <manifest:file-entry manifest:media-type="image/png" manifest:full-path="Pictures/100002010000034A000002534E2442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nlo" svg:font-family="Menlo, Monaco, Consolas, 'Courier New', monospace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 style:data-style-name="N37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555555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fo:font-size="7pt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DejaVu Sans2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3" style:family="paragraph" style:parent-style-name="Frame_20_contents">
      <style:paragraph-properties fo:text-align="end" style:justify-single-word="false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7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8" style:family="paragraph" style:parent-style-name="Text_20_body">
      <style:text-properties fo:language="fr" fo:country="FR"/>
    </style:style>
    <style:style style:name="P29" style:family="paragraph" style:parent-style-name="Balise">
      <style:text-properties style:use-window-font-color="true"/>
    </style:style>
    <style:style style:name="P30" style:family="paragraph" style:parent-style-name="Code">
      <style:text-properties style:font-name="DejaVu Sans1" fo:font-size="10pt" style:font-size-asian="10pt" style:font-size-complex="10pt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Tableau_20_entête">
      <style:paragraph-properties fo:text-align="center" style:justify-single-word="false"/>
    </style:style>
    <style:style style:name="P33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break-before="page"/>
      <style:text-properties fo:color="#ffffff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justify" style:justify-single-word="false"/>
    </style:style>
    <style:style style:name="P4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2" style:family="paragraph" style:parent-style-name="Text_20_body" style:list-style-name="L1"/>
    <style:style style:name="P43" style:family="paragraph" style:parent-style-name="Text_20_body" style:list-style-name="L2"/>
    <style:style style:name="P44" style:family="paragraph" style:parent-style-name="Text_20_body" style:list-style-name="L4"/>
    <style:style style:name="P45" style:family="paragraph" style:parent-style-name="Text_20_body" style:list-style-name="L4">
      <style:text-properties fo:background-color="transparent"/>
    </style:style>
    <style:style style:name="P46" style:family="paragraph" style:parent-style-name="Text_20_body" style:list-style-name="L6"/>
    <style:style style:name="T1" style:family="text">
      <style:text-properties fo:color="#555555"/>
    </style:style>
    <style:style style:name="T2" style:family="text">
      <style:text-properties fo:color="#96bf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transparent"/>
    </style:style>
    <style:style style:name="T5" style:family="text">
      <style:text-properties fo:background-color="transparent" loext:char-shading-value="0"/>
    </style:style>
    <style:style style:name="T6" style:family="text">
      <style:text-properties fo:language="fr" fo:country="F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7">OC Pizzéria</text:p>
            <text:p text:style-name="P7"/>
            <text:p text:style-name="P7">Gestion de commande</text:p>
            <text:p text:style-name="P5"/>
            <text:p text:style-name="P6"><text:title>Dossier d'exploitation</text:title></text:p>
            <text:p text:style-name="P5"/>
            <text:p text:style-name="P5">Version 2.0</text:p>
          </table:table-cell>
        </table:table-row>
      </table:table>
      <text:p text:style-name="P9"/>
      <text:p text:style-name="P10"/>
      <text:p text:style-name="P10">Auteur</text:p>
      <text:p text:style-name="P11">Jean baptiste Servais</text:p>
      <text:p text:style-name="P8">Developpeur</text:p>
      <text:p text:style-name="P3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4">1 -Versions<text:tab/>4</text:p>
          <text:p text:style-name="P34">2 -Introduction<text:tab/>5</text:p>
          <text:p text:style-name="P35">2.1 -Objet du document<text:tab/>5</text:p>
          <text:p text:style-name="P35">2.2 -Références<text:tab/>5</text:p>
          <text:p text:style-name="P34">3 -Pré-requis<text:tab/>6</text:p>
          <text:p text:style-name="P35">3.1 -Système<text:tab/>6</text:p>
          <text:p text:style-name="P33">3.1.1 -Serveur de Base de données<text:tab/>6</text:p>
          <text:p text:style-name="P36">3.1.1.1 -Caractéristiques techniques<text:tab/>6</text:p>
          <text:p text:style-name="P33">3.1.2 -Serveur Web<text:tab/>6</text:p>
          <text:p text:style-name="P36">3.1.2.1 -Caractéristiques techniques<text:tab/>6</text:p>
          <text:p text:style-name="P33">3.1.3 -Serveur de Batches<text:tab/>6</text:p>
          <text:p text:style-name="P33">3.1.4 -Serveur de Fichiers<text:tab/>6</text:p>
          <text:p text:style-name="P35">3.2 -Bases de données<text:tab/>6</text:p>
          <text:p text:style-name="P35">3.3 -Web-services<text:tab/>6</text:p>
          <text:p text:style-name="P35">3.4 -Autres Ressources<text:tab/>6</text:p>
          <text:p text:style-name="P34">4 -Procédure de déploiement<text:tab/>7</text:p>
          <text:p text:style-name="P35">4.1 -Déploiement des Batches<text:tab/>7</text:p>
          <text:p text:style-name="P33">4.1.1 -Artefacts<text:tab/>7</text:p>
          <text:p text:style-name="P33">4.1.2 -Variables d'environnement<text:tab/>7</text:p>
          <text:p text:style-name="P33">4.1.3 -Configuration<text:tab/>7</text:p>
          <text:p text:style-name="P36">4.1.3.1 -Fichier xxx.yyy<text:tab/>8</text:p>
          <text:p text:style-name="P36">4.1.3.2 -Fichier zzz.ttt<text:tab/>8</text:p>
          <text:p text:style-name="P36">4.1.3.3 -Fichier ...<text:tab/>8</text:p>
          <text:p text:style-name="P33">4.1.4 -Ressources<text:tab/>8</text:p>
          <text:p text:style-name="P33">4.1.5 -Vérifications<text:tab/>8</text:p>
          <text:p text:style-name="P35">4.2 -Déploiement de l'Application Web<text:tab/>9</text:p>
          <text:p text:style-name="P33">4.2.1 -Artefacts<text:tab/>9</text:p>
          <text:p text:style-name="P33">4.2.2 -Environnement de l’application web<text:tab/>9</text:p>
          <text:p text:style-name="P36">4.2.2.1 -Variables d’environnement<text:tab/>9</text:p>
          <text:p text:style-name="P33">4.2.3 -Répertoire de configuration applicatif<text:tab/>9</text:p>
          <text:p text:style-name="P36">4.2.3.1 -Fichier xxx.yyy<text:tab/>9</text:p>
          <text:p text:style-name="P33">4.2.4 -DataSources<text:tab/>9</text:p>
          <text:p text:style-name="P33">4.2.5 -Ressources<text:tab/>10</text:p>
          <text:p text:style-name="P33">4.2.6 -Vérifications<text:tab/>10</text:p>
          <text:p text:style-name="P34">5 -Procédure de démarrage / arrêt<text:tab/>11</text:p>
          <text:p text:style-name="P35">5.1 -Base de données<text:tab/>11</text:p>
          <text:p text:style-name="P35">5.2 -Batches<text:tab/>11</text:p>
          <text:p text:style-name="P35">5.3 -Application web<text:tab/>11</text:p>
          <text:p text:style-name="P34">6 -Procédure de mise à jour<text:tab/>12</text:p>
          <text:p text:style-name="P35">6.1 -Base de données<text:tab/>12</text:p>
          <text:p text:style-name="P35">6.2 -Batches<text:tab/>12</text:p>
          <text:p text:style-name="P35">6.3 -Application web<text:tab/>12</text:p>
          <text:p text:style-name="P34">7 -Supervision/Monitoring<text:tab/>13</text:p>
          <text:p text:style-name="P35">7.1 -Supervision de l’application web<text:tab/>13</text:p>
          <text:p text:style-name="P34"><text:soft-page-break/>8 -Procédure de sauvegarde et restauration<text:tab/>14</text:p>
          <text:p text:style-name="P34">9 -Glossaire<text:tab/>15</text:p>
        </text:index-body>
      </text:table-of-content>
      <text:p text:style-name="P29"/>
      <text:p text:style-name="P29"/>
      <text:h text:style-name="P37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2">Auteur</text:p>
          </table:table-cell>
          <table:table-cell table:style-name="Tableau7.A1" office:value-type="string">
            <text:p text:style-name="P3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2">Version</text:p>
          </table:table-cell>
        </table:table-row>
        <table:table-row table:style-name="Tableau7.2">
          <table:table-cell table:style-name="Tableau7.A2" office:value-type="string">
            <text:p text:style-name="P19">Jean baptiste Servais</text:p>
          </table:table-cell>
          <table:table-cell table:style-name="Tableau7.B2" office:value-type="date" office:date-value="2019-04-03">
            <text:p text:style-name="P19">03/04/19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date" office:date-value="2000-02-01">
            <text:p text:style-name="P19">01/02/00</text:p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</table:table>
      <text:p text:style-name="P30"/>
      <text:p text:style-name="P27"/>
      <text:h text:style-name="Heading_20_1" text:outline-level="1">Introduction</text:h>
      <text:h text:style-name="Heading_20_2" text:outline-level="2">Objet du document</text:h>
      <text:p text:style-name="Text_20_body">Le présent document constitue le dossier d’exploitation de l'application XXX…</text:p>
      <text:p text:style-name="Text_20_body">Objectif du document...</text:p>
      <text:h text:style-name="Heading_20_2" text:outline-level="2">Références</text:h>
      <text:p text:style-name="Text_20_body">Pour de plus amples informations, se référer :</text:p>
      <text:list xml:id="list1969858085929539768" text:style-name="L1">
        <text:list-item>
          <text:p text:style-name="P42"><text:span text:style-name="T3">D</text:span><text:span text:style-name="T3">C</text:span><text:span text:style-name="T3">T - </text:span><text:span text:style-name="T3">Xxx</text:span> : Dossier de conception technique de l'application</text:p>
        </text:list-item>
        <text:list-item>
          <text:p text:style-name="P42">...</text:p>
        </text:list-item>
      </text:list>
      <text:h text:style-name="Heading_20_1" text:outline-level="1">Pré-requis</text:h>
      <text:h text:style-name="Heading_20_2" text:outline-level="2">Système</text:h>
      <text:h text:style-name="Heading_20_3" text:outline-level="3">Serveur de Base de données</text:h>
      <text:p text:style-name="Standard"><text:bookmark text:name="docs-internal-guid-a0f38da8-7fff-9eea-2663-200259e6adca"/><text:s/></text:p>
      <text:p text:style-name="Text_20_body">Base de donnée iWeb déployée avec un système de gestion de base de donnée (SGBD) de type POSTgreSQL. </text:p>
      <text:h text:style-name="Heading_20_3" text:outline-level="3">Serveur Web</text:h>
      <text:p text:style-name="P28">Serveur physique ou virtuel hébergeant l'application web.</text:p>
      <text:p text:style-name="Text_20_body"><text:span text:style-name="T6">Base de donnée écrit en sql de type relationnel, hébergé sur Heroku.</text:span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h text:style-name="Heading_20_2" text:outline-level="2"><text:soft-page-break/>Bases de données</text:h>
      <text:p text:style-name="Text_20_body">Les bases de données à jour :</text:p>
      <text:p text:style-name="Standard"><text:bookmark text:name="docs-internal-guid-8cb31422-7fff-6f92-4b25-f51a20076e0f"/><draw:frame draw:style-name="fr2" draw:name="images3" text:anchor-type="as-char" svg:width="17.337cm" svg:height="21.154cm" draw:z-index="2"><draw:image xlink:href="https://lh3.googleusercontent.com/sWb9NGbLCNhrlMuoRBur0eH8uDvhuH3oZ9YIkjNcZ9vrU_a6pQUXlN_6O0Y8CpK1gpFMw6fnJvHuP73kSWLCz7gNwNAkip9I96_KylS9hRcPhMH2M27g156IotEGliQ1D8JcWt96" xlink:type="simple" xlink:show="embed" xlink:actuate="onLoad"/></draw:frame> </text:p>
      <text:p text:style-name="Text_20_body"/>
      <text:h text:style-name="Heading_20_2" text:outline-level="2"><text:soft-page-break/>Web-services</text:h>
      <text:p text:style-name="Text_20_body">Les web services suivants sont accessibles et à jour :</text:p>
      <text:list xml:id="list327938691674497101" text:style-name="L2">
        <text:list-header>
          <text:p text:style-name="P43">- Paypal pour le paiement en ligne,</text:p>
          <text:p text:style-name="P43">- Bootstrap (template payant) pour le design de l'application.</text:p>
        </text:list-header>
      </text:list>
      <text:h text:style-name="Heading_20_1" text:outline-level="1">Procédure de déploiement</text:h>
      <text:h text:style-name="Heading_20_2" text:outline-level="2">Déploiement de l'application</text:h>
      <text:h text:style-name="Heading_20_3" text:outline-level="3">Les éléments composant l'application</text:h>
      <text:p text:style-name="Text_20_body"><text:s/>Afin de pouvoir déployer notre application sur heroku il faut au préalable: </text:p>
      <text:list xml:id="list7139560361308768266" text:style-name="L6">
        <text:list-item>
          <text:p text:style-name="P46">construire un .gitignore.txt car lors du push tous les fichier inscrit dans ce fichier ne seront pas pris en compte.</text:p>
        </text:list-item>
        <text:list-item>
          <text:p text:style-name="P46">Un fichier Procfile sans extension contenant web: “gunicorn plateforme.wsgi --log-file -”.</text:p>
        </text:list-item>
        <text:list-item>
          <text:p text:style-name="P46">Un fichier requirements.txt contenant toutes les librairies qui ont été utilisé dans l'ensemble de l'application.</text:p>
        </text:list-item>
        <text:list-item>
          <text:p text:style-name="P46">Un runtime.txt contenant la version de python que nous utilisons ici ca sera V 3-7-1.</text:p>
        </text:list-item>
        <text:list-item>
          <text:p text:style-name="P46">Un plan de test au format txt.</text:p>
        </text:list-item>
        <text:list-item>
          <text:p text:style-name="P46">Un dossier staticfiles (copie du fichier static) contenant toutes les images, css, js, thème bootstrap …</text:p>
        </text:list-item>
        <text:list-item>
          <text:p text:style-name="P46">Un dossier templates contenant nos templates.</text:p>
        </text:list-item>
        <text:list-item>
          <text:p text:style-name="P46">Le dossier contenant l'application Pizzéria ( celui contenant le fichier setting_production.py)</text:p>
        </text:list-item>
        <text:list-item>
          <text:p text:style-name="P46">Le dossier contenant l'application Users.</text:p>
        </text:list-item>
        <text:list-item>
          <text:p text:style-name="P46">Le dossier contenant l'application Cart.</text:p>
        </text:list-item>
        <text:list-item>
          <text:p text:style-name="P46">Le dossier contenant <text:s/>l'application Claim.</text:p>
        </text:list-item>
        <text:list-item>
          <text:p text:style-name="P46">Le dossier contenant <text:s/>l'application Order.</text:p>
        </text:list-item>
        <text:list-item>
          <text:p text:style-name="P46">Le dossier contenant <text:s/>l'application Store.</text:p>
        </text:list-item>
        <text:list-item>
          <text:p text:style-name="P46">Le dossier contenant <text:s/>l'application Stock.</text:p>
        </text:list-item>
        <text:list-item>
          <text:p text:style-name="P46">Le jeu de donnée postgresql pour la database.</text:p>
        </text:list-item>
      </text:list>
      <text:p text:style-name="Text_20_body"/>
      <text:p text:style-name="Text_20_body"><text:tab/></text:p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Variables d'environnement</text:h>
      <text:p text:style-name="Text_20_body">Voici les variables d'environnement reconnues par les batches de l’application Gestion de commade OcPizzéria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2">Nom</text:p>
          </table:table-cell>
          <table:table-cell table:style-name="Tableau2.A1" office:value-type="string">
            <text:p text:style-name="P32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>
          <table:table-cell table:style-name="Tableau2.A2" office:value-type="string">
            <text:p text:style-name="P19">Setting</text:p>
          </table:table-cell>
          <table:table-cell table:style-name="Tableau2.A2" office:value-type="string">
            <text:p text:style-name="P19">oui</text:p>
          </table:table-cell>
          <table:table-cell table:style-name="Tableau2.C2" office:value-type="string">
            <text:p text:style-name="P21">Pour signaler que nous sommes en developpement et non en production car en production nous nous servons de setting_Production</text:p>
          </table:table-cell>
        </table:table-row>
        <table:table-row>
          <table:table-cell table:style-name="Tableau2.A2" office:value-type="string">
            <text:p text:style-name="P19">Secret_Key</text:p>
          </table:table-cell>
          <table:table-cell table:style-name="Tableau2.A2" office:value-type="string">
            <text:p text:style-name="P19">Oui</text:p>
          </table:table-cell>
          <table:table-cell table:style-name="Tableau2.C2" office:value-type="string">
            <text:p text:style-name="P21">Secret_key Django nécéssaire aux hashes</text:p>
          </table:table-cell>
        </table:table-row>
        <table:table-row>
          <table:table-cell table:style-name="Tableau2.A2" office:value-type="string">
            <text:p text:style-name="P19">Environement virtuel</text:p>
          </table:table-cell>
          <table:table-cell table:style-name="Tableau2.A2" office:value-type="string">
            <text:p text:style-name="P19">Oui</text:p>
          </table:table-cell>
          <table:table-cell table:style-name="Tableau2.C2" office:value-type="string">
            <text:p text:style-name="P21">Sécurise l'environement du developpeur et du developpement avec virtualenv ou venv.</text:p>
          </table:table-cell>
        </table:table-row>
        <table:table-row>
          <table:table-cell table:style-name="Tableau2.A2" office:value-type="string">
            <text:p text:style-name="P19">Database_url</text:p>
          </table:table-cell>
          <table:table-cell table:style-name="Tableau2.A2" office:value-type="string">
            <text:p text:style-name="P19">Oui</text:p>
          </table:table-cell>
          <table:table-cell table:style-name="Tableau2.C2" office:value-type="string">
            <text:p text:style-name="P21">Url menant a la base de donnée</text:p>
          </table:table-cell>
        </table:table-row>
        <table:table-row>
          <table:table-cell table:style-name="Tableau2.A2" office:value-type="string">
            <text:p text:style-name="P19">Pip</text:p>
          </table:table-cell>
          <table:table-cell table:style-name="Tableau2.A2" office:value-type="string">
            <text:p text:style-name="P19">Oui</text:p>
          </table:table-cell>
          <table:table-cell table:style-name="Tableau2.C2" office:value-type="string">
            <text:p text:style-name="P21">Qui nous permettra au mieux d'installer nos librairies.</text:p>
          </table:table-cell>
        </table:table-row>
      </table:table>
      <text:p text:style-name="Text_20_body"/>
      <text:h text:style-name="Heading_20_3" text:outline-level="3">Configuration</text:h>
      <text:p text:style-name="Text_20_body">Voici les différents fichiers de configuration :</text:p>
      <text:list xml:id="list7992826602091524806" text:style-name="L4">
        <text:list-item>
          <text:p text:style-name="P44"><text:span text:style-name="T3">Procfile</text:span> : Contient : “gunicorn plateforme.wsgi --log-file -”. Grace a ce fichier Heroku utilise le serveur web gunicorne. </text:p>
        </text:list-item>
        <text:list-item>
          <text:p text:style-name="P44"><text:span text:style-name="T3">requirements.txt</text:span> : contient toutes les librairies que nous avons utilisées. Ce fichier dit à Heroku quoi installer.</text:p>
        </text:list-item>
        <text:list-item>
          <text:p text:style-name="P44"><text:span text:style-name="T3">setting_prod.py</text:span>: <text:span text:style-name="T5">setting pour la production. Signal à Heroku la nouvelle database, le nouvelle host ect.</text:span></text:p>
          <text:list>
            <text:list-item>
              <text:list>
                <text:list-item>
                  <text:p text:style-name="P44"><text:span text:style-name="T4"><text:s/>contient INSTALLED_APPS</text:span></text:p>
                </text:list-item>
                <text:list-item>
                  <text:p text:style-name="P45">MIDDLEWAR</text:p>
                </text:list-item>
                <text:list-item>
                  <text:p text:style-name="P45">ROOT_URLCONF</text:p>
                </text:list-item>
                <text:list-item>
                  <text:p text:style-name="P45">TEMPLTAES</text:p>
                </text:list-item>
                <text:list-item>
                  <text:p text:style-name="P45">WSGI_APPLICATION</text:p>
                </text:list-item>
                <text:list-item>
                  <text:p text:style-name="P45">DATABASES</text:p>
                </text:list-item>
                <text:list-item>
                  <text:p text:style-name="P45">AUTH_PASSWORD_VALIDATORS</text:p>
                </text:list-item>
                <text:list-item>
                  <text:p text:style-name="P45">LANGAGE</text:p>
                </text:list-item>
                <text:list-item>
                  <text:p text:style-name="P45">TIME_ZONE</text:p>
                </text:list-item>
                <text:list-item>
                  <text:p text:style-name="P45">STATIC_ROOT</text:p>
                </text:list-item>
                <text:list-item>
                  <text:p text:style-name="P45">STATIC_URL</text:p>
                </text:list-item>
              </text:list>
            </text:list-item>
          </text:list>
          <text:p text:style-name="P45"/>
        </text:list-item>
      </text:list>
      <text:h text:style-name="Heading_20_4" text:outline-level="4"><text:soft-page-break/>Déploiement</text:h>
      <text:p text:style-name="Text_20_body"/>
      <text:p text:style-name="Text_20_body">Le déploiement sur Heroku nécéssite: <text:span text:style-name="T7">les éléments composant l'application web </text:span><text:span text:style-name="T8">en 4.1.1.</text:span></text:p>
      <text:p text:style-name="Text_20_body"><text:span text:style-name="T8">Heroku propose différentes manières de déployer l'application. Une avec heroku CLI l'autre avec GIT. Nous avons choisis de prendre celle avec heroku CLI bien sur nous sommes ouvert à l'aute proposition.</text:span></text:p>
      <text:p text:style-name="Text_20_body"><text:span text:style-name="T8"/></text:p>
      <text:p text:style-name="Text_20_body"><text:span text:style-name="T8">Il faut installer Heroku CLI </text:span><text:a xlink:type="simple" xlink:href="https://devcenter.heroku.com/articles/heroku-cli" text:style-name="Internet_20_link" text:visited-style-name="Visited_20_Internet_20_Link"><text:span text:style-name="T9">https://devcenter.heroku.com/articles/heroku-cli</text:span></text:a><text:span text:style-name="T9">.</text:span></text:p>
      <text:p text:style-name="Text_20_body"><text:span text:style-name="T10">Puis se login a partir du cmd (ctrl+r → cmd).</text:span></text:p>
      <text:p text:style-name="Text_20_body"><text:span text:style-name="T10">Une fois loggin activer votre environement virtuel.</text:span></text:p>
      <text:p text:style-name="Text_20_body"><text:span text:style-name="T10">Clonner votre dossier avec heroku ' git:clone -a application_name' (toujours sur le cmd); </text:span></text:p>
      <text:p text:style-name="Text_20_body"><text:span text:style-name="T10">positionnez vous dans votre application cd <text:s/>application_name.</text:span></text:p>
      <text:p text:style-name="Text_20_body"><text:span text:style-name="T10">On ajoute ! <text:s/>git add ., on commit ! git commit -am "make it better" et on push ! git push heroku master.</text:span></text:p>
      <text:p text:style-name="Text_20_body"><text:span text:style-name="T10"/></text:p>
      <text:p text:style-name="Text_20_body"><text:span text:style-name="T10"/></text:p>
      <text:h text:style-name="Heading_20_4" text:outline-level="4">Création de l'application</text:h>
      <text:p text:style-name="Text_20_body"/>
      <text:p text:style-name="Text_20_body">Pour pouvoir faire notre application sous Django il faut: se diriger vers le cmd ctrl + r → cmd entrée. Créez un environement virtuel avec pip (vérifiez que vous l'avez installer lors du téléchargement de python sinon réinstaller ou modifier python en cochant pip).</text:p>
      <text:p text:style-name="Text_20_body">Installer virtualenv avec pip install virtualenv.</text:p>
      <text:p text:style-name="Text_20_body">Puis taper virtualenv nom_app.</text:p>
      <text:p text:style-name="Text_20_body">Activez l'environement virtuel !</text:p>
      <text:p text:style-name="Text_20_body">Cd Script (dans notre environement virtuel) activate cd la racine,</text:p>
      <text:p text:style-name="Text_20_body">installez Django ! Pip install django.</text:p>
      <text:p text:style-name="Text_20_body">Créez votre projet avec django-admin startproject nom_application puis configurez vos urls et faites un petit coup de manage,py makemigrations, puis migrate.</text:p>
      <text:p text:style-name="Text_20_body">Créez un superuser avec manage.py createsuperuser puis faites vos applications avec manage,py startapp nom_application. </text:p>
      <text:h text:style-name="Heading_20_4" text:outline-level="4" text:is-list-header="true"/>
      <text:p text:style-name="Text_20_body"/>
      <text:h text:style-name="Heading_20_3" text:outline-level="3" text:is-list-header="true"><text:soft-page-break/></text:h>
      <text:p text:style-name="Text_20_body"/>
      <text:h text:style-name="Heading_20_3" text:outline-level="3">Vérifications</text:h>
      <text:p text:style-name="Text_20_body"/>
      <text:p text:style-name="Text_20_body">Afin de vérifier le bon déploiement allez sur Heroku openapp. Si la page log—rail apparait tapez dans le cmd ce qui <text:s/>log—rail qui vous montre les erreurs. Réparez les ! Sinon l'application apparait.</text:p>
      <text:p text:style-name="Text_20_body"/>
      <text:p text:style-name="Text_20_body">Sinon pour une première visualisation lors de vote git push heroku master regardez attentivement les différentes lignes. Cela peut etre une première indication des erreurs. A la fin remote: Verifying deploy...done est un bon signe de déploiement.</text:p>
      <text:h text:style-name="P38" text:outline-level="2">Déploiement de la base de donnée</text:h>
      <text:p text:style-name="Text_20_body">Direction heroku ! Il faut aller dans Ressource. Dans les Adds-ons installer Heroku Postgresql. Afin de pouvoir vérifier vos données vous pouvez vous servir de psycopg2 ou vous servir de pgAdmin4. En prenant les informations depuis : clique sur heroku Postgresql → réglages → voir les références et prednre les informations hote, base de donnée, utilisateur, port, et mot de passe. Allez dans vos settings et dans DATABASE mettez DATABASE['default'] = dj_database_url.config().</text:p>
      <text:p text:style-name="Text_20_body">Il va falloir faire une migration avec heroku. Faites depuis le cmd heroku shell.</text:p>
      <text:p text:style-name="Text_20_body">Vérifier les migrations avec heroku run python manage.py makemigrations. Puis migrate.</text:p>
      <text:p text:style-name="Text_20_body">Créez un superutilisateur avec heroku run python manage.py <text:s/>createsuperuser.</text:p>
      <text:h text:style-name="Heading_20_3" text:outline-level="3">Vérification</text:h>
      <text:p text:style-name="Text_20_body">Sur Heroku allez dans ressource cliquez sur heroku postgresql (dans les Addons-on) une nouvelle page s'ouvre et vous pouvez vérifier l'état de la database. Encore une fois vous pouvez visulaliser votre database avec psycopg2 ou pgadmin4.</text:p>
      <text:p text:style-name="Text_20_body"/>
      <text:p text:style-name="Text_20_body"/>
      <text:p text:style-name="Text_20_body"/>
      <text:p text:style-name="Text_20_body"/>
      <text:h text:style-name="Heading_20_4" text:outline-level="4" text:is-list-header="true"/>
      <text:h text:style-name="Heading_20_1" text:outline-level="1">Procédure de démarrage / arrêt</text:h>
      <text:h text:style-name="Heading_20_2" text:outline-level="2">Maintenance HEROKU</text:h>
      <text:p text:style-name="Text_20_body">Depuis heroku nous pouvons mettre le site en maintenance.</text:p>
      <text:p text:style-name="Text_20_body">Direction heroku, settings tout en bas vous pouvez mettre la maintenance en mode ON. Par défault elle est en off.</text:p>
      <text:h text:style-name="Heading_20_2" text:outline-level="2">Démarerrage/arret avec heroku CLI</text:h>
      <text:p text:style-name="Text_20_body">Allez dans votre cmd. Tapez heroku run pour activé l'application.</text:p>
      <text:p text:style-name="Text_20_body">Pour la désactivé taper heroku ps:scale web=0.</text:p>
      <text:h text:style-name="Heading_20_1" text:outline-level="1">Procédure de mise à jour</text:h>
      <text:p text:style-name="Text_20_body">Afin de pouvoir faire une mise à jour il faut mettre le site en maintenance. </text:p>
      <text:h text:style-name="Heading_20_2" text:outline-level="2">Heroku CLI maintenance</text:h>
      <text:p text:style-name="Text_20_body">Donc vous pouvez faire votre maintenance directement sur heroku cité plus haut en 5.1 ou avec client avec les lignes suivantes:</text:p>
      <text:p text:style-name="Text_20_body">heroku maintenance:on</text:p>
      <text:p text:style-name="Text_20_body">ou heroku maintenance:off</text:p>
      <text:h text:style-name="Heading_20_1" text:outline-level="1">Supervision/Monitorin</text:h>
      <text:p text:style-name="Text_20_body"/>
      <text:p text:style-name="Text_20_body">Heroku dispose d'outils de monitoring. Allez sur heroku dans Metrics. Cepdant ajouter des métrics coute 7$. Pour de plus amples informations direction: </text:p>
      <text:p text:style-name="Text_20_body">”https//:devcenter.heroku.com/articles/metrics”</text:p>
      <text:h text:style-name="Heading_20_1" text:outline-level="1">Procédure de sauvegarde et restauration</text:h>
      <text:p text:style-name="Text_20_body">Afin de pouvoir sauvegarder et faire des restaurations vous pouvez allez sur heroku et dans activité. Vous pouvez revenir à une sauvegarde antérieur en cliquand sur revenir ici.</text:p>
      <text:p text:style-name="Text_20_body">A partir du client dans le cmd poru sauvegarder la base de donnée faites:</text:p>
      <text:p text:style-name="Text_20_body"/>
      <text:p text:style-name="Text_20_body">heroku pg:backups:capture –app nom_application</text:p>
      <text:p text:style-name="Text_20_body"/>
      <text:p text:style-name="Text_20_body">Afin de pouvoir restaurer la base de donnée faites:</text:p>
      <text:p text:style-name="Text_20_body"/>
      <text:p text:style-name="Text_20_body">heroku pg:backups:restore&lt;nom_sauvegarde&gt; DATABASE_URL –app non_application</text:p>
      <text:p text:style-name="Text_20_body"/>
      <text:p text:style-name="Text_20_body"/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Python</text:p>
          </table:table-cell>
          <table:table-cell table:style-name="Tableau1.B1" office:value-type="string">
            <text:p text:style-name="P21">Langage de programmation</text:p>
          </table:table-cell>
        </table:table-row>
        <table:table-row>
          <table:table-cell table:style-name="Tableau1.A2" office:value-type="string">
            <text:p text:style-name="P20">Base de donnée</text:p>
          </table:table-cell>
          <table:table-cell table:style-name="Tableau1.B2" office:value-type="string">
            <text:p text:style-name="P21">Permet de pouvoir stocker des informations</text:p>
          </table:table-cell>
        </table:table-row>
        <table:table-row>
          <table:table-cell table:style-name="Tableau1.A2" office:value-type="string">
            <text:p text:style-name="P20">SGBD</text:p>
          </table:table-cell>
          <table:table-cell table:style-name="Tableau1.B2" office:value-type="string">
            <text:p text:style-name="P21">Système de gestion de base de donnée</text:p>
          </table:table-cell>
        </table:table-row>
        <table:table-row>
          <table:table-cell table:style-name="Tableau1.A2" office:value-type="string">
            <text:p text:style-name="P20">Iweb</text:p>
          </table:table-cell>
          <table:table-cell table:style-name="Tableau1.B2" office:value-type="string">
            <text:p text:style-name="P21">Base de donnée hébergée par le web</text:p>
          </table:table-cell>
        </table:table-row>
        <table:table-row>
          <table:table-cell table:style-name="Tableau1.A2" office:value-type="string">
            <text:p text:style-name="P20">Django</text:p>
          </table:table-cell>
          <table:table-cell table:style-name="Tableau1.B2" office:value-type="string">
            <text:p text:style-name="P21">framework</text:p>
          </table:table-cell>
        </table:table-row>
        <table:table-row>
          <table:table-cell table:style-name="Tableau1.A2" office:value-type="string">
            <text:p text:style-name="P20">framework</text:p>
          </table:table-cell>
          <table:table-cell table:style-name="Tableau1.B2" office:value-type="string">
            <text:p text:style-name="P21">Infrastructure logicielle</text:p>
          </table:table-cell>
        </table:table-row>
        <table:table-row>
          <table:table-cell table:style-name="Tableau1.A2" office:value-type="string">
            <text:p text:style-name="P20">Heroku</text:p>
          </table:table-cell>
          <table:table-cell table:style-name="Tableau1.B2" office:value-type="string">
            <text:p text:style-name="P21">Plateforme de déploiement</text:p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nlo" svg:font-family="Menlo, Monaco, Consolas, 'Courier New', monospace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text-properties fo:font-size="2pt" style:font-size-asian="1.75pt" style:font-size-complex="2pt"/>
    </style:style>
    <style:style style:name="MP12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3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5" style:family="paragraph" style:parent-style-name="Table_20_Contents">
      <style:text-properties style:font-name="DejaVu Sans2" fo:font-size="10pt" style:font-size-asian="10pt" style:font-size-complex="10pt"/>
    </style:style>
    <style:style style:name="MP16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555555"/>
    </style:style>
    <style:style style:name="MT2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My_solution</text:p>
            </table:table-cell>
            <table:table-cell table:style-name="Tableau6.B1" office:value-type="string">
              <text:p text:style-name="MP2">OC Pizzéria</text:p>
              <text:p text:style-name="MP3">Gestion de commande</text:p>
              <text:p text:style-name="MP4"><text:title>Dossier d'exploitation</text:title></text:p>
            </table:table-cell>
            <table:table-cell table:style-name="Tableau6.B1" office:value-type="string">
              <text:p text:style-name="MP5">Version : 2.0</text:p>
              <text:p text:style-name="MP5">Date : <text:user-defined style:data-style-name="N36" text:name="Version_Date">31/12/2016</text:user-defined></text:p>
              <text:p text:style-name="MP5">Page : <text:page-number text:select-page="current">17</text:page-number> / <text:page-count>18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" text:anchor-type="paragraph" svg:x="-0.097cm" svg:y="-0.083cm" svg:width="2.127cm" svg:height="1.707cm" draw:z-index="0"><draw:image xlink:href="Pictures/100002010000034A000002534E24423F.png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2" text:anchor-type="paragraph" svg:x="6.675cm" svg:y="0.097cm" svg:width="1.115cm" svg:height="0.617cm" draw:z-index="1"><draw:image xlink:href="Pictures/10000201000002BC000002BC1833F112.png" xlink:type="simple" xlink:show="embed" xlink:actuate="onLoad"/></draw:frame></text:p>
              <text:p text:style-name="MP7">My_solution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My_solution</text:p>
            </table:table-cell>
            <table:table-cell table:style-name="Tableau5.A1" office:value-type="string">
              <text:p text:style-name="MP9">6 rue du mortier <text:s/>0659595959 – mysolution@hotmail,fr</text:p>
            </table:table-cell>
          </table:table-row>
          <table:table-row table:style-name="Tableau5.2">
            <table:table-cell table:style-name="Tableau5.A1" office:value-type="string">
              <text:p text:style-name="MP10">Https://my_solution,com</text:p>
            </table:table-cell>
            <table:table-cell table:style-name="Tableau5.A1" office:value-type="string">
              <text:p text:style-name="MP9">S.A.R.L. au capital de 1 000,00 € enregistrée au RCS de Xxxx – SIREN 999 999 999 – Code APE : 6202A</text:p>
            </table:table-cell>
          </table:table-row>
        </table:table>
        <text:p text:style-name="MP11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2"><text:span text:style-name="MT1">open</text:span><text:span text:style-name="MT2">run</text:span></text:p>
            </table:table-cell>
            <table:table-cell table:style-name="Tableau9.B1" office:value-type="string">
              <text:p text:style-name="MP13">ORANGE</text:p>
              <text:p text:style-name="MP14">Proposition commerciale BDPV</text:p>
            </table:table-cell>
            <table:table-cell table:style-name="Tableau9.A1" office:value-type="string">
              <text:p text:style-name="MP15">Ref : PR2011-0016</text:p>
              <text:p text:style-name="MP15">Date : 14/03/2012</text:p>
              <text:p text:style-name="MP15">Page : <text:page-number text:select-page="current">17</text:page-number> / <text:page-count>18</text:page-count> </text:p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5181548</meta:creation-date>
    <meta:editing-duration>P0D</meta:editing-duration>
    <meta:editing-cycles>1</meta:editing-cycles>
    <meta:generator>OpenOffice/4.1.4$Win32 OpenOffice.org_project/414m4$Build-9787</meta:generator>
    <dc:title>Dossier d'exploitation</dc:title>
    <meta:document-statistic meta:table-count="8" meta:image-count="3" meta:object-count="0" meta:page-count="18" meta:paragraph-count="225" meta:word-count="1490" meta:character-count="9511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